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rsid="000f55fe" officeooo:paragraph-rsid="000f55fe"/>
    </style:style>
    <style:style style:name="T1" style:family="text">
      <style:text-properties officeooo:rsid="000f8277"/>
    </style:style>
    <style:style style:name="T2" style:family="text">
      <style:text-properties style:text-position="super 58%" officeooo:rsid="000f82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rtel Leendert van der Waerden</text:h>
      <text:p text:style-name="P1">Bartel Leendert van der Waerden, <text:span text:style-name="T1">born 1903, February 2</text:span><text:span text:style-name="T2">nd</text:span><text:span text:style-name="T1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ＭＳ 明朝" style:font-family-asian="'ＭＳ 明朝'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2:35:37.502000000</meta:creation-date>
    <dc:date>2021-10-08T13:15:56.064000000</dc:date>
    <meta:editing-duration>PT18M42S</meta:editing-duration>
    <meta:editing-cycles>1</meta:editing-cycles>
    <meta:document-statistic meta:table-count="0" meta:image-count="0" meta:object-count="0" meta:page-count="1" meta:paragraph-count="2" meta:word-count="14" meta:character-count="89" meta:non-whitespace-character-count="76"/>
    <meta:generator>LibreOffice/6.2.0.3$Windows_X86_64 LibreOffice_project/98c6a8a1c6c7b144ce3cc729e34964b47ce25d62</meta:generator>
  </office:meta>
</office:document-meta>
</file>